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b2e6e" officeooo:paragraph-rsid="001b2e6e" style:font-size-asian="15.75pt" style:font-size-complex="18pt"/>
    </style:style>
    <style:style style:name="P3" style:family="paragraph" style:parent-style-name="Standard">
      <style:text-properties fo:font-size="18pt" officeooo:rsid="001c6e27" officeooo:paragraph-rsid="001c6e27" style:font-size-asian="15.75pt" style:font-size-complex="18pt"/>
    </style:style>
    <style:style style:name="P4" style:family="paragraph" style:parent-style-name="Standard">
      <style:text-properties fo:font-size="18pt" officeooo:rsid="001dba67" officeooo:paragraph-rsid="001dba67" style:font-size-asian="15.75pt" style:font-size-complex="18pt"/>
    </style:style>
    <style:style style:name="P5" style:family="paragraph" style:parent-style-name="Standard">
      <style:text-properties fo:font-size="18pt" officeooo:rsid="001f0595" officeooo:paragraph-rsid="001f0595" style:font-size-asian="15.75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paragraph-rsid="00253d5f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c9211e" fo:font-size="18pt" fo:font-weight="bold" officeooo:rsid="0018336b" officeooo:paragraph-rsid="0018336b" style:font-size-asian="15.75pt" style:font-weight-asian="bold" style:font-size-complex="18pt" style:font-weight-complex="bold"/>
    </style:style>
    <style:style style:name="P10" style:family="paragraph" style:parent-style-name="Text_20_body">
      <style:text-properties officeooo:rsid="0021981d" officeooo:paragraph-rsid="0021981d"/>
    </style:style>
    <style:style style:name="P11" style:family="paragraph" style:parent-style-name="Text_20_body">
      <style:text-properties fo:font-weight="normal" officeooo:rsid="0021981d" officeooo:paragraph-rsid="0021981d" style:font-weight-asian="normal" style:font-weight-complex="normal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font-size-asian="18pt" style:font-size-complex="18pt" loext:padding="0cm" loext:border="none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 loext:padding="0cm" loext:border="none"/>
    </style:style>
    <style:style style:name="T6" style:family="text">
      <style:text-properties fo:color="#4ec9b0"/>
    </style:style>
    <style:style style:name="T7" style:family="text">
      <style:text-properties fo:color="#4fc1ff"/>
    </style:style>
    <style:style style:name="T8" style:family="text">
      <style:text-properties fo:color="#9cdcfe"/>
    </style:style>
    <style:style style:name="T9" style:family="text">
      <style:text-properties fo:color="#d4d4d4"/>
    </style:style>
    <style:style style:name="T10" style:family="text">
      <style:text-properties fo:color="#ce917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 loext:padding="0cm" loext:border="none"/>
    </style:style>
    <style:style style:name="T13" style:family="text">
      <style:text-properties fo:font-variant="normal" fo:text-transform="none" style:font-name="Inter" fo:font-size="12pt" fo:letter-spacing="normal" fo:font-style="normal"/>
    </style:style>
    <style:style style:name="T14" style:family="text">
      <style:text-properties fo:font-variant="normal" fo:text-transform="none" style:font-name="Inter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fo:letter-spacing="normal"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rraform Providers</text:p>
      <text:p text:style-name="Text_20_body"><text:span text:style-name="T4">We have a new configuration directory located at the path </text:span><text:span text:style-name="Source_20_Text"><text:span text:style-name="T4">/root/terraform-projects/things-to-do</text:span></text:span><text:span text:style-name="T4">. Inspect this directory and find out the number of providers initialized within this directory.</text:span></text:p>
      <text:p text:style-name="Text_20_body"><text:span text:style-name="T4">Do not run </text:span><text:span text:style-name="Source_20_Text"><text:span text:style-name="T4">terraform init </text:span></text:span><text:span text:style-name="T4">yet!</text:span></text:p>
      <text:p text:style-name="P7">resource "local_file" "things-to-do" {</text:p>
      <text:p text:style-name="P7">filename = "/root/things-to-do.txt"</text:p>
      <text:p text:style-name="P7">content = "Clean my room before Christmas\nComplete the CKA Certification!"</text:p>
      <text:p text:style-name="P7">}</text:p>
      <text:p text:style-name="P7">resource "local_file" "more-things-to-do" {</text:p>
      <text:p text:style-name="P7">filename = "/root/more-things-to-do.txt"</text:p>
      <text:p text:style-name="P7">content = "Learn how to play Astronomia on the guitar!"</text:p>
      <text:p text:style-name="P7">}</text:p>
      <text:p text:style-name="P2"/>
      <text:p text:style-name="P2">0</text:p>
      <text:p text:style-name="P2"/>
      <text:p text:style-name="P6">How about now? How many provider plugins are installed in this configuration directory?</text:p>
      <text:p text:style-name="P3">1</text:p>
      <text:p text:style-name="P3"/>
      <text:p text:style-name="P6">What is the version of the plugin for the local provider that has been downloaded for this configuration?</text:p>
      <text:p text:style-name="P5">2.5.1 (Found out by running terraform init command)</text:p>
      <text:p text:style-name="P4"/>
      <text:p text:style-name="Text_20_body"><text:span text:style-name="T4">We have created another directory containing configuration files at </text:span><text:span text:style-name="Source_20_Text"><text:span text:style-name="T4">/root/terraform-projects/christmas-wishlist</text:span></text:span><text:span text:style-name="T4">.</text:span></text:p>
      <text:p text:style-name="P10"><text:span text:style-name="T4">How many configuration files over there?</text:span></text:p>
      <text:p text:style-name="P11"><text:span text:style-name="T2">2 </text:span><text:span text:style-name="T3"><text:s/>(cyberpunk.tf, <text:s/>ps5.tf)</text:span></text:p>
      <text:p text:style-name="Standard"><text:soft-page-break/><text:span text:style-name="T4">What is the </text:span><text:span text:style-name="Source_20_Text"><text:span text:style-name="T4">filename </text:span></text:span><text:span text:style-name="T4">that will be created by the resource called </text:span><text:span text:style-name="Source_20_Text"><text:span text:style-name="T4">cyberpunk</text:span></text:span><text:span text:style-name="T4">?</text:span></text:p>
      <text:p text:style-name="P7">resource "local_file" "cyberpunk" {</text:p>
      <text:p text:style-name="P7">filename = "/root/cyberpunk2077.txt"</text:p>
      <text:p text:style-name="P7">content = "All I need for Christmas is Cyberpunk 2077!"</text:p>
      <text:p text:style-name="P7">}</text:p>
      <text:p text:style-name="P1"/>
      <text:p text:style-name="P8">/root/cyberpunk2077.txt</text:p>
      <text:p text:style-name="P8"/>
      <text:p text:style-name="Text_20_body"><text:span text:style-name="T4">Create a new configuration file within the same directory called </text:span><text:span text:style-name="Source_20_Text"><text:span text:style-name="T4">xbox.tf</text:span></text:span><text:span text:style-name="T4">. This file should make use of the same </text:span><text:span text:style-name="Source_20_Text"><text:span text:style-name="T4">local_file </text:span></text:span><text:span text:style-name="T4">resource type with the below requirements:</text:span></text:p>
      <text:p text:style-name="Text_20_body"><text:span text:style-name="T4">Resource Name: </text:span><text:span text:style-name="Source_20_Text"><text:span text:style-name="T4">xbox</text:span></text:span><text:span text:style-name="T4"><text:line-break/>filename: </text:span><text:span text:style-name="Source_20_Text"><text:span text:style-name="T4">/root/xbox.txt</text:span></text:span><text:span text:style-name="T4"><text:line-break/>content: </text:span><text:span text:style-name="Source_20_Text"><text:span text:style-name="T4">Wouldn't mind an XBox either!</text:span></text:span><text:span text:style-name="T4"><text:line-break/>Once the configuration file has been created, use the terraform workflow to create this resource</text:span></text:p>
      <text:p text:style-name="P7">resource "local_file" "xbox" {</text:p>
      <text:p text:style-name="P7">filename = "/root/xbox.txt"</text:p>
      <text:p text:style-name="P7">content = "Wouldn't mind an XBox either!"</text:p>
      <text:p text:style-name="P7">}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2:42:40.653647196</meta:creation-date>
    <dc:date>2024-04-23T22:53:40.690373451</dc:date>
    <meta:editing-duration>PT10M51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4" meta:paragraph-count="31" meta:word-count="228" meta:character-count="1620" meta:non-whitespace-character-count="1421"/>
  </office:meta>
</office:document-meta>
</file>